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1.8791in"/>
    </style:style>
    <style:style style:name="co4" style:family="table-column">
      <style:table-column-properties fo:break-before="auto" style:column-width="2.5445in"/>
    </style:style>
    <style:style style:name="co5" style:family="table-column">
      <style:table-column-properties fo:break-before="auto" style:column-width="1.7902in"/>
    </style:style>
    <style:style style:name="co6" style:family="table-column">
      <style:table-column-properties fo:break-before="auto" style:column-width="1.6835in"/>
    </style:style>
    <style:style style:name="co7" style:family="table-column">
      <style:table-column-properties fo:break-before="auto" style:column-width="1.7402in"/>
    </style:style>
    <style:style style:name="co8" style:family="table-column">
      <style:table-column-properties fo:break-before="auto" style:column-width="1.1791in"/>
    </style:style>
    <style:style style:name="co9" style:family="table-column">
      <style:table-column-properties fo:break-before="auto" style:column-width="1.214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122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nstancia</text:p>
          </table:table-cell>
          <table:table-cell table:style-name="ce1" office:value-type="string" calcext:value-type="string">
            <text:p>Valor Optimo</text:p>
          </table:table-cell>
          <table:table-cell table:style-name="ce1" office:value-type="string" calcext:value-type="string">
            <text:p>Valor Vecino Más Cercano</text:p>
          </table:table-cell>
          <table:table-cell table:style-name="ce1" office:value-type="string" calcext:value-type="string">
            <text:p>Valor Vecino Más Cercano Mejorado</text:p>
          </table:table-cell>
          <table:table-cell table:style-name="ce1" office:value-type="string" calcext:value-type="string">
            <text:p>Valor Insercion+Cercana</text:p>
          </table:table-cell>
          <table:table-cell table:style-name="ce1" office:value-type="string" calcext:value-type="string">
            <text:p>Valor Insercion+Lejana</text:p>
          </table:table-cell>
          <table:table-cell table:style-name="ce1" office:value-type="string" calcext:value-type="string">
            <text:p>Cota Inferior por 1-Arbol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att532</text:p>
          </table:table-cell>
          <table:table-cell table:style-name="ce2" office:value-type="float" office:value="86729" calcext:value-type="float">
            <text:p>86729</text:p>
          </table:table-cell>
          <table:table-cell table:style-name="ce2" office:value-type="float" office:value="112099.45" calcext:value-type="float">
            <text:p>112099.45</text:p>
          </table:table-cell>
          <table:table-cell table:style-name="ce2" office:value-type="float" office:value="102786.05" calcext:value-type="float">
            <text:p>102786.05</text:p>
          </table:table-cell>
          <table:table-cell table:style-name="ce2" office:value-type="float" office:value="106814.53" calcext:value-type="float">
            <text:p>106814.53</text:p>
          </table:table-cell>
          <table:table-cell table:style-name="ce2" office:value-type="float" office:value="94676.74" calcext:value-type="float">
            <text:p>94676.74</text:p>
          </table:table-cell>
          <table:table-cell table:style-name="ce2" office:value-type="float" office:value="76469.182" calcext:value-type="float">
            <text:p>76469.182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a280</text:p>
          </table:table-cell>
          <table:table-cell table:style-name="ce2" office:value-type="float" office:value="2579" calcext:value-type="float">
            <text:p>2579</text:p>
          </table:table-cell>
          <table:table-cell table:style-name="ce2" office:value-type="float" office:value="3148.1099" calcext:value-type="float">
            <text:p>3148.1099</text:p>
          </table:table-cell>
          <table:table-cell table:style-name="ce2" office:value-type="float" office:value="3094.2784" calcext:value-type="float">
            <text:p>3094.2784</text:p>
          </table:table-cell>
          <table:table-cell table:style-name="ce2" office:value-type="float" office:value="3069.0281" calcext:value-type="float">
            <text:p>3069.0281</text:p>
          </table:table-cell>
          <table:table-cell table:style-name="ce2" office:value-type="float" office:value="2971.367" calcext:value-type="float">
            <text:p>2971.367</text:p>
          </table:table-cell>
          <table:table-cell table:style-name="ce2" office:value-type="float" office:value="2458.5667" calcext:value-type="float">
            <text:p>2458.5667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berlin52</text:p>
          </table:table-cell>
          <table:table-cell table:style-name="ce2" office:value-type="float" office:value="7542" calcext:value-type="float">
            <text:p>7542</text:p>
          </table:table-cell>
          <table:table-cell table:style-name="ce2" office:value-type="float" office:value="8980.9183" calcext:value-type="float">
            <text:p>8980.9183</text:p>
          </table:table-cell>
          <table:table-cell table:style-name="ce2" office:value-type="float" office:value="8182.1916" calcext:value-type="float">
            <text:p>8182.1916</text:p>
          </table:table-cell>
          <table:table-cell table:style-name="ce2" office:value-type="float" office:value="9043.1902" calcext:value-type="float">
            <text:p>9043.1902</text:p>
          </table:table-cell>
          <table:table-cell table:style-name="ce2" office:value-type="float" office:value="8120.634" calcext:value-type="float">
            <text:p>8120.634</text:p>
          </table:table-cell>
          <table:table-cell table:style-name="ce2" office:value-type="float" office:value="6175.572" calcext:value-type="float">
            <text:p>6175.572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bier127</text:p>
          </table:table-cell>
          <table:table-cell table:style-name="ce2" office:value-type="float" office:value="118282" calcext:value-type="float">
            <text:p>118282</text:p>
          </table:table-cell>
          <table:table-cell table:style-name="ce2" office:value-type="float" office:value="135751.78" calcext:value-type="float">
            <text:p>135751.78</text:p>
          </table:table-cell>
          <table:table-cell table:style-name="ce2" office:value-type="float" office:value="133970.65" calcext:value-type="float">
            <text:p>133970.65</text:p>
          </table:table-cell>
          <table:table-cell table:style-name="ce2" office:value-type="float" office:value="145544.08" calcext:value-type="float">
            <text:p>145544.08</text:p>
          </table:table-cell>
          <table:table-cell table:style-name="ce2" office:value-type="float" office:value="127794.76" calcext:value-type="float">
            <text:p>127794.76</text:p>
          </table:table-cell>
          <table:table-cell table:style-name="ce2" office:value-type="float" office:value="95342.293" calcext:value-type="float">
            <text:p>95342.293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ch130</text:p>
          </table:table-cell>
          <table:table-cell table:style-name="ce2" office:value-type="float" office:value="6110" calcext:value-type="float">
            <text:p>6110</text:p>
          </table:table-cell>
          <table:table-cell office:value-type="float" office:value="7575.2863" calcext:value-type="float">
            <text:p>7575.2863</text:p>
          </table:table-cell>
          <table:table-cell table:style-name="ce2" office:value-type="float" office:value="7198.7411" calcext:value-type="float">
            <text:p>7198.7411</text:p>
          </table:table-cell>
          <table:table-cell table:style-name="ce2" office:value-type="float" office:value="7283.9538" calcext:value-type="float">
            <text:p>7283.9538</text:p>
          </table:table-cell>
          <table:table-cell table:style-name="ce2" office:value-type="float" office:value="6654.7341" calcext:value-type="float">
            <text:p>6654.7341</text:p>
          </table:table-cell>
          <table:table-cell table:style-name="ce2" office:value-type="float" office:value="5229.3241" calcext:value-type="float">
            <text:p>5229.3241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eil101</text:p>
          </table:table-cell>
          <table:table-cell table:style-name="ce2" office:value-type="float" office:value="629" calcext:value-type="float">
            <text:p>629</text:p>
          </table:table-cell>
          <table:table-cell table:style-name="ce2" office:value-type="float" office:value="825.24232" calcext:value-type="float">
            <text:p>825.24232</text:p>
          </table:table-cell>
          <table:table-cell table:style-name="ce2" office:value-type="float" office:value="736.36844" calcext:value-type="float">
            <text:p>736.36844</text:p>
          </table:table-cell>
          <table:table-cell table:style-name="ce2" office:value-type="float" office:value="746.15845" calcext:value-type="float">
            <text:p>746.15845</text:p>
          </table:table-cell>
          <table:table-cell table:style-name="ce2" office:value-type="float" office:value="687.39723" calcext:value-type="float">
            <text:p>687.39723</text:p>
          </table:table-cell>
          <table:table-cell table:style-name="ce2" office:value-type="float" office:value="569.53737" calcext:value-type="float">
            <text:p>569.53737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kroA150</text:p>
          </table:table-cell>
          <table:table-cell table:style-name="ce2" office:value-type="float" office:value="26524" calcext:value-type="float">
            <text:p>26524</text:p>
          </table:table-cell>
          <table:table-cell table:style-name="ce2" office:value-type="float" office:value="33609.867" calcext:value-type="float">
            <text:p>33609.867</text:p>
          </table:table-cell>
          <table:table-cell table:style-name="ce2" office:value-type="float" office:value="31482.02" calcext:value-type="float">
            <text:p>31482.02</text:p>
          </table:table-cell>
          <table:table-cell table:style-name="ce2" office:value-type="float" office:value="31588.399" calcext:value-type="float">
            <text:p>31588.399</text:p>
          </table:table-cell>
          <table:table-cell table:style-name="ce2" office:value-type="float" office:value="28789.03" calcext:value-type="float">
            <text:p>28789.03</text:p>
          </table:table-cell>
          <table:table-cell table:style-name="ce2" office:value-type="float" office:value="23845.484" calcext:value-type="float">
            <text:p>23845.484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lin318</text:p>
          </table:table-cell>
          <table:table-cell table:style-name="ce2" office:value-type="float" office:value="42029" calcext:value-type="float">
            <text:p>42029</text:p>
          </table:table-cell>
          <table:table-cell table:style-name="ce2" office:value-type="float" office:value="54033.577" calcext:value-type="float">
            <text:p>54033.577</text:p>
          </table:table-cell>
          <table:table-cell table:style-name="ce2" office:value-type="float" office:value="49215.613" calcext:value-type="float">
            <text:p>49215.613</text:p>
          </table:table-cell>
          <table:table-cell table:style-name="ce2" office:value-type="float" office:value="52299.117" calcext:value-type="float">
            <text:p>52299.117</text:p>
          </table:table-cell>
          <table:table-cell table:style-name="ce2" office:value-type="float" office:value="45874.739" calcext:value-type="float">
            <text:p>45874.739</text:p>
          </table:table-cell>
          <table:table-cell table:style-name="ce2" office:value-type="float" office:value="38068.879" calcext:value-type="float">
            <text:p>38068.879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pr299</text:p>
          </table:table-cell>
          <table:table-cell table:style-name="ce2" office:value-type="float" office:value="48191" calcext:value-type="float">
            <text:p>48191</text:p>
          </table:table-cell>
          <table:table-cell table:style-name="ce2" office:value-type="float" office:value="59899.01" calcext:value-type="float">
            <text:p>59899.01</text:p>
          </table:table-cell>
          <table:table-cell table:style-name="ce2" office:value-type="float" office:value="58288.148" calcext:value-type="float">
            <text:p>58288.148</text:p>
          </table:table-cell>
          <table:table-cell table:style-name="ce2" office:value-type="float" office:value="60236.618" calcext:value-type="float">
            <text:p>60236.618</text:p>
          </table:table-cell>
          <table:table-cell table:style-name="ce2" office:value-type="float" office:value="52545.303" calcext:value-type="float">
            <text:p>52545.303</text:p>
          </table:table-cell>
          <table:table-cell table:style-name="ce2" office:value-type="float" office:value="42692.239" calcext:value-type="float">
            <text:p>42692.239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rat575</text:p>
          </table:table-cell>
          <table:table-cell table:style-name="ce2" office:value-type="float" office:value="6773" calcext:value-type="float">
            <text:p>6773</text:p>
          </table:table-cell>
          <table:table-cell table:style-name="ce2" office:value-type="float" office:value="8449.3183" calcext:value-type="float">
            <text:p>8449.3183</text:p>
          </table:table-cell>
          <table:table-cell table:style-name="ce2" office:value-type="float" office:value="7972.3294" calcext:value-type="float">
            <text:p>7972.3294</text:p>
          </table:table-cell>
          <table:table-cell table:style-name="ce2" office:value-type="float" office:value="8253.0466" calcext:value-type="float">
            <text:p>8253.0466</text:p>
          </table:table-cell>
          <table:table-cell table:style-name="ce2" office:value-type="float" office:value="7542.5224" calcext:value-type="float">
            <text:p>7542.5224</text:p>
          </table:table-cell>
          <table:table-cell table:style-name="ce2" office:value-type="float" office:value="6276.4623" calcext:value-type="float">
            <text:p>6276.4623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Promedio</text:p>
          </table:table-cell>
          <table:table-cell table:style-name="ce2"/>
          <table:table-cell table:style-name="ce4" table:formula="of:=([.C2]/[.$B2]+[.C3]/[.$B3]+[.C4]/[.$B4]+[.C5]/[.$B5]+[.C6]/[.$B6]+[.C7]/[.$B7]+[.C8]/[.$B8]+[.C9]/[.$B9]+[.C10]/[.$B10]+[.C11]/[.$B11])/10" office:value-type="float" office:value="1.2446713964551" calcext:value-type="float">
            <text:p>1.24xOPT</text:p>
          </table:table-cell>
          <table:table-cell table:style-name="ce4" table:formula="of:=([.D2]/[.$B2]+[.D3]/[.$B3]+[.D4]/[.$B4]+[.D5]/[.$B5]+[.D6]/[.$B6]+[.D7]/[.$B7]+[.D8]/[.$B8]+[.D9]/[.$B9]+[.D10]/[.$B10]+[.D11]/[.$B11])/10" office:value-type="float" office:value="1.16958626878678" calcext:value-type="float">
            <text:p>1.17xOPT</text:p>
          </table:table-cell>
          <table:table-cell table:style-name="ce4" table:formula="of:=([.E2]/[.$B2]+[.E3]/[.$B3]+[.E4]/[.$B4]+[.E5]/[.$B5]+[.E6]/[.$B6]+[.E7]/[.$B7]+[.E8]/[.$B8]+[.E9]/[.$B9]+[.E10]/[.$B10]+[.E11]/[.$B11])/10" office:value-type="float" office:value="1.21332939595474" calcext:value-type="float">
            <text:p>1.21xOPT</text:p>
          </table:table-cell>
          <table:table-cell table:style-name="ce4" table:formula="of:=([.F2]/[.$B2]+[.F3]/[.$B3]+[.F4]/[.$B4]+[.F5]/[.$B5]+[.F6]/[.$B6]+[.F7]/[.$B7]+[.F8]/[.$B8]+[.F9]/[.$B9]+[.F10]/[.$B10]+[.F11]/[.$B11])/10" office:value-type="float" office:value="1.0963788668064" calcext:value-type="float">
            <text:p>1.10xOPT</text:p>
          </table:table-cell>
          <table:table-cell table:style-name="ce4" table:formula="of:=([.G2]/[.$B2]+[.G3]/[.$B3]+[.G4]/[.$B4]+[.G5]/[.$B5]+[.G6]/[.$B6]+[.G7]/[.$B7]+[.G8]/[.$B8]+[.G9]/[.$B9]+[.G10]/[.$B10]+[.G11]/[.$B11])/10" office:value-type="float" office:value="0.883859329950598" calcext:value-type="float">
            <text:p>0.88xOPT</text:p>
          </table:table-cell>
          <table:table-cell table:number-columns-repeated="3"/>
        </table:table-row>
        <table:table-row table:style-name="ro3" table:number-rows-repeated="4">
          <table:table-cell table:number-columns-repeated="10"/>
        </table:table-row>
        <table:table-row table:style-name="ro1">
          <table:table-cell table:style-name="ce1" office:value-type="string" calcext:value-type="string">
            <text:p>Instancia</text:p>
          </table:table-cell>
          <table:table-cell table:style-name="ce1" office:value-type="string" calcext:value-type="string">
            <text:p>Valor Optimo</text:p>
          </table:table-cell>
          <table:table-cell table:style-name="ce1" office:value-type="string" calcext:value-type="string">
            <text:p>Valor Vecino Más Cercano</text:p>
          </table:table-cell>
          <table:table-cell table:style-name="ce1" office:value-type="string" calcext:value-type="string">
            <text:p>Valor Vecino Más Cercano Mejorado</text:p>
          </table:table-cell>
          <table:table-cell table:style-name="ce1" office:value-type="string" calcext:value-type="string">
            <text:p>Valor Insercion+Cercana</text:p>
          </table:table-cell>
          <table:table-cell table:style-name="ce1" office:value-type="string" calcext:value-type="string">
            <text:p>Valor Insercion+Lejana</text:p>
          </table:table-cell>
          <table:table-cell table:style-name="ce1" office:value-type="string" calcext:value-type="string">
            <text:p>Cota Inferior por 1-Arbol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stancia1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float" office:value="1041.343" calcext:value-type="float">
            <text:p>1041.343</text:p>
          </table:table-cell>
          <table:table-cell table:style-name="ce2" office:value-type="float" office:value="887.42745" calcext:value-type="float">
            <text:p>887.42745</text:p>
          </table:table-cell>
          <table:table-cell table:style-name="ce2" office:value-type="float" office:value="937.2637" calcext:value-type="float">
            <text:p>937.2637</text:p>
          </table:table-cell>
          <table:table-cell table:style-name="ce2" office:value-type="float" office:value="818.76758" calcext:value-type="float">
            <text:p>818.76758</text:p>
          </table:table-cell>
          <table:table-cell table:style-name="ce2" office:value-type="float" office:value="689.18072" calcext:value-type="float">
            <text:p>689.18072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stancia2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float" office:value="970.30328" calcext:value-type="float">
            <text:p>970.30328</text:p>
          </table:table-cell>
          <table:table-cell table:style-name="ce2" office:value-type="float" office:value="821.30641" calcext:value-type="float">
            <text:p>821.30641</text:p>
          </table:table-cell>
          <table:table-cell table:style-name="ce2" office:value-type="float" office:value="925.26038" calcext:value-type="float">
            <text:p>925.26038</text:p>
          </table:table-cell>
          <table:table-cell table:style-name="ce2" office:value-type="float" office:value="782.46517" calcext:value-type="float">
            <text:p>782.46517</text:p>
          </table:table-cell>
          <table:table-cell table:style-name="ce2" office:value-type="float" office:value="648.84634" calcext:value-type="float">
            <text:p>648.84634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stancia3</text:p>
          </table:table-cell>
          <table:table-cell table:style-name="ce2" office:value-type="float" office:value="764" calcext:value-type="float">
            <text:p>764</text:p>
          </table:table-cell>
          <table:table-cell table:style-name="ce2" office:value-type="float" office:value="880.55625" calcext:value-type="float">
            <text:p>880.55625</text:p>
          </table:table-cell>
          <table:table-cell table:style-name="ce2" office:value-type="float" office:value="851.45265" calcext:value-type="float">
            <text:p>851.45265</text:p>
          </table:table-cell>
          <table:table-cell table:style-name="ce2" office:value-type="float" office:value="883.62612" calcext:value-type="float">
            <text:p>883.62612</text:p>
          </table:table-cell>
          <table:table-cell table:style-name="ce2" office:value-type="float" office:value="811.62105" calcext:value-type="float">
            <text:p>811.62105</text:p>
          </table:table-cell>
          <table:table-cell table:style-name="ce2" office:value-type="float" office:value="672.44178" calcext:value-type="float">
            <text:p>672.44178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stancia4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float" office:value="890.31668" calcext:value-type="float">
            <text:p>890.31668</text:p>
          </table:table-cell>
          <table:table-cell table:style-name="ce2" office:value-type="float" office:value="886.55402" calcext:value-type="float">
            <text:p>886.55402</text:p>
          </table:table-cell>
          <table:table-cell table:style-name="ce2" office:value-type="float" office:value="931.19118" calcext:value-type="float">
            <text:p>931.19118</text:p>
          </table:table-cell>
          <table:table-cell table:style-name="ce2" office:value-type="float" office:value="854.95088" calcext:value-type="float">
            <text:p>854.95088</text:p>
          </table:table-cell>
          <table:table-cell table:style-name="ce2" office:value-type="float" office:value="674.08492" calcext:value-type="float">
            <text:p>674.08492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stancia5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float" office:value="972.43168" calcext:value-type="float">
            <text:p>972.43168</text:p>
          </table:table-cell>
          <table:table-cell table:style-name="ce2" office:value-type="float" office:value="891.47272" calcext:value-type="float">
            <text:p>891.47272</text:p>
          </table:table-cell>
          <table:table-cell table:style-name="ce2" office:value-type="float" office:value="920.99461" calcext:value-type="float">
            <text:p>920.99461</text:p>
          </table:table-cell>
          <table:table-cell table:style-name="ce2" office:value-type="float" office:value="895.35008" calcext:value-type="float">
            <text:p>895.35008</text:p>
          </table:table-cell>
          <table:table-cell table:style-name="ce2" office:value-type="float" office:value="713.93935" calcext:value-type="float">
            <text:p>713.93935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stancia6</text:p>
          </table:table-cell>
          <table:table-cell table:style-name="ce2" office:value-type="float" office:value="789" calcext:value-type="float">
            <text:p>789</text:p>
          </table:table-cell>
          <table:table-cell table:style-name="ce2" office:value-type="float" office:value="993.16828" calcext:value-type="float">
            <text:p>993.16828</text:p>
          </table:table-cell>
          <table:table-cell table:style-name="ce2" office:value-type="float" office:value="936.42562" calcext:value-type="float">
            <text:p>936.42562</text:p>
          </table:table-cell>
          <table:table-cell table:style-name="ce2" office:value-type="float" office:value="919.18021" calcext:value-type="float">
            <text:p>919.18021</text:p>
          </table:table-cell>
          <table:table-cell table:style-name="ce2" office:value-type="float" office:value="861.0361" calcext:value-type="float">
            <text:p>861.0361</text:p>
          </table:table-cell>
          <table:table-cell table:style-name="ce2" office:value-type="float" office:value="689.04789" calcext:value-type="float">
            <text:p>689.04789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stancia7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float" office:value="980.51001" calcext:value-type="float">
            <text:p>980.51001</text:p>
          </table:table-cell>
          <table:table-cell table:style-name="ce2" office:value-type="float" office:value="945.73295" calcext:value-type="float">
            <text:p>945.73295</text:p>
          </table:table-cell>
          <table:table-cell table:style-name="ce2" office:value-type="float" office:value="995.88772" calcext:value-type="float">
            <text:p>995.88772</text:p>
          </table:table-cell>
          <table:table-cell table:style-name="ce2" office:value-type="float" office:value="835.75743" calcext:value-type="float">
            <text:p>835.75743</text:p>
          </table:table-cell>
          <table:table-cell table:style-name="ce2" office:value-type="float" office:value="700.36477" calcext:value-type="float">
            <text:p>700.36477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stancia8</text:p>
          </table:table-cell>
          <table:table-cell table:style-name="ce2" office:value-type="float" office:value="746" calcext:value-type="float">
            <text:p>746</text:p>
          </table:table-cell>
          <table:table-cell table:style-name="ce2" office:value-type="float" office:value="928.76448" calcext:value-type="float">
            <text:p>928.76448</text:p>
          </table:table-cell>
          <table:table-cell table:style-name="ce2" office:value-type="float" office:value="854.66357" calcext:value-type="float">
            <text:p>854.66357</text:p>
          </table:table-cell>
          <table:table-cell table:style-name="ce2" office:value-type="float" office:value="907.66803" calcext:value-type="float">
            <text:p>907.66803</text:p>
          </table:table-cell>
          <table:table-cell table:style-name="ce2" office:value-type="float" office:value="804.75336" calcext:value-type="float">
            <text:p>804.75336</text:p>
          </table:table-cell>
          <table:table-cell table:style-name="ce2" office:value-type="float" office:value="661.30521" calcext:value-type="float">
            <text:p>661.30521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stancia9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float" office:value="987.63146" calcext:value-type="float">
            <text:p>987.63146</text:p>
          </table:table-cell>
          <table:table-cell table:style-name="ce2" office:value-type="float" office:value="913.65535" calcext:value-type="float">
            <text:p>913.65535</text:p>
          </table:table-cell>
          <table:table-cell table:style-name="ce2" office:value-type="float" office:value="962.06484" calcext:value-type="float">
            <text:p>962.06484</text:p>
          </table:table-cell>
          <table:table-cell table:style-name="ce2" office:value-type="float" office:value="863.17467" calcext:value-type="float">
            <text:p>863.17467</text:p>
          </table:table-cell>
          <table:table-cell table:style-name="ce2" office:value-type="float" office:value="677.30043" calcext:value-type="float">
            <text:p>677.30043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stancia10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float" office:value="991.30791" calcext:value-type="float">
            <text:p>991.30791</text:p>
          </table:table-cell>
          <table:table-cell table:style-name="ce2" office:value-type="float" office:value="931.38742" calcext:value-type="float">
            <text:p>931.38742</text:p>
          </table:table-cell>
          <table:table-cell table:style-name="ce2" office:value-type="float" office:value="965.1937" calcext:value-type="float">
            <text:p>965.1937</text:p>
          </table:table-cell>
          <table:table-cell table:style-name="ce2" office:value-type="float" office:value="831.79967" calcext:value-type="float">
            <text:p>831.79967</text:p>
          </table:table-cell>
          <table:table-cell table:style-name="ce2" office:value-type="float" office:value="692.08049" calcext:value-type="float">
            <text:p>692.08049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Promedio</text:p>
          </table:table-cell>
          <table:table-cell table:style-name="ce2"/>
          <table:table-cell table:style-name="ce4" table:formula="of:=([.C18]/[.$B18]+[.C19]/[.$B19]+[.C20]/[.$B20]+[.C21]/[.$B21]+[.C22]/[.$B22]+[.C23]/[.$B23]+[.C24]/[.$B24]+[.C25]/[.$B25]+[.C26]/[.$B26]+[.C27]/[.$B27])/10" office:value-type="float" office:value="1.24116057834884" calcext:value-type="float">
            <text:p>1.24xOPT</text:p>
          </table:table-cell>
          <table:table-cell table:style-name="ce4" table:formula="of:=([.D18]/[.$B18]+[.D19]/[.$B19]+[.D20]/[.$B20]+[.D21]/[.$B21]+[.D22]/[.$B22]+[.D23]/[.$B23]+[.D24]/[.$B24]+[.D25]/[.$B25]+[.D26]/[.$B26]+[.D27]/[.$B27])/10" office:value-type="float" office:value="1.1480964603425" calcext:value-type="float">
            <text:p>1.15xOPT</text:p>
          </table:table-cell>
          <table:table-cell table:style-name="ce4" table:formula="of:=([.E18]/[.$B18]+[.E19]/[.$B19]+[.E20]/[.$B20]+[.E21]/[.$B21]+[.E22]/[.$B22]+[.E23]/[.$B23]+[.E24]/[.$B24]+[.E25]/[.$B25]+[.E26]/[.$B26]+[.E27]/[.$B27])/10" office:value-type="float" office:value="1.20400975961667" calcext:value-type="float">
            <text:p>1.20xOPT</text:p>
          </table:table-cell>
          <table:table-cell table:style-name="ce4" table:formula="of:=([.F18]/[.$B18]+[.F19]/[.$B19]+[.F20]/[.$B20]+[.F21]/[.$B21]+[.F22]/[.$B22]+[.F23]/[.$B23]+[.F24]/[.$B24]+[.F25]/[.$B25]+[.F26]/[.$B26]+[.F27]/[.$B27])/10" office:value-type="float" office:value="1.07620167762396" calcext:value-type="float">
            <text:p>1.08xOPT</text:p>
          </table:table-cell>
          <table:table-cell table:style-name="ce4" table:formula="of:=([.G18]/[.$B18]+[.G19]/[.$B19]+[.G20]/[.$B20]+[.G21]/[.$B21]+[.G22]/[.$B22]+[.G23]/[.$B23]+[.G24]/[.$B24]+[.G25]/[.$B25]+[.G26]/[.$B26]+[.G27]/[.$B27])/10" office:value-type="float" office:value="0.87792815337719" calcext:value-type="float">
            <text:p>0.88xOPT</text:p>
          </table:table-cell>
          <table:table-cell table:number-columns-repeated="3"/>
        </table:table-row>
        <table:table-row table:style-name="ro3" table:number-rows-repeated="1048547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Hoja2" table:style-name="ta1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/>
      <number:text>xOPT</number:text>
    </number:number-style>
    <number:number-style style:name="N122">
      <number:number number:decimal-places="2" number:min-integer-digits="1"/>
      <number:text>xOPT</number:text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12:42:40.5682511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6-07-25T19:08:53</meta:creation-date>
    <dc:date>2016-08-04T13:02:00.991236151</dc:date>
    <meta:editing-duration>PT53M30S</meta:editing-duration>
    <meta:editing-cycles>6</meta:editing-cycles>
    <meta:generator>LibreOffice/4.2.8.2$Linux_X86_64 LibreOffice_project/420m0$Build-2</meta:generator>
    <dc:creator>Lucas Salvatore</dc:creator>
    <meta:document-statistic meta:table-count="3" meta:cell-count="166" meta:object-count="0"/>
  </office:meta>
</office:document-meta>
</file>